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258000001ACF78F02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  <style:text-properties fo:font-size="48pt" style:font-size-asian="48pt" style:font-size-complex="4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text-align="center"/>
      <style:text-properties fo:font-size="72pt" style:font-size-asian="72pt" style:font-size-complex="72pt"/>
    </style:style>
    <style:style style:name="P6" style:family="paragraph">
      <style:paragraph-properties fo:margin-left="1.2cm" fo:margin-right="0cm" fo:text-indent="-0.9cm"/>
      <style:text-properties fo:font-size="72pt" style:font-size-asian="72pt" style:font-size-complex="72pt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999999" fo:font-size="54pt" fo:font-style="italic" style:font-size-asian="54pt" style:font-style-asian="italic" style:font-size-complex="54pt" style:font-style-complex="italic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859cm" svg:x="1cm" svg:y="7.31cm" presentation:class="outline" presentation:user-transformed="true">
          <draw:text-box>
            <text:list text:style-name="L1">
              <text:list-header>
                <text:p text:style-name="P2"><text:span text:style-name="T1">Formation web</text:span></text:p>
                <text:p text:style-name="P2"><text:span text:style-name="T2">par Eirbwa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6" draw:layer="layout" svg:width="25.199cm" svg:height="13.859cm" svg:x="0.5cm" svg:y="6cm" presentation:class="outline" presentation:user-transformed="true">
          <draw:text-box>
            <text:list text:style-name="L1">
              <text:list-header>
                <text:p text:style-name="P5"><text:span text:style-name="T3">Le langage HTML</text:span></text:p>
              </text:list-header>
            </text:list>
          </draw:text-box>
        </draw:frame>
        <draw:frame draw:style-name="gr2" draw:text-style-name="P2" draw:layer="layout" svg:width="12.369cm" svg:height="8.823cm" svg:x="7.631cm" svg:y="10cm">
          <draw:image xlink:href="Pictures/1000000000000258000001ACF78F02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2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2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8-16T20:37:08</meta:creation-date>
    <dc:language>fi-FI</dc:language>
    <meta:editing-cycles>3</meta:editing-cycles>
    <meta:editing-duration>PT2M</meta:editing-duration>
    <meta:initial-creator>Gregwar </meta:initial-creator>
    <dc:date>2011-08-16T20:39:06</dc:date>
    <dc:creator>Gregwar </dc:creator>
    <meta:document-statistic meta:object-count="3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Glossy.otp"/>
  </office:meta>
</office:document-meta>
</file>